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922" officeooo:paragraph-rsid="001029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nxckxfkzckxz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21:32:00.453285634</meta:creation-date>
    <dc:date>2022-08-04T21:32:19.96436727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4.7.2$Linux_X86_64 LibreOffice_project/40$Build-2</meta:generator>
  </office:meta>
</office:document-meta>
</file>